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e8bbc" officeooo:paragraph-rsid="000e8bbc"/>
    </style:style>
    <style:style style:name="P9" style:family="paragraph" style:parent-style-name="Table_20_Contents">
      <style:text-properties officeooo:rsid="000f6daa" officeooo:paragraph-rsid="000f6daa"/>
    </style:style>
    <style:style style:name="P10" style:family="paragraph" style:parent-style-name="Table_20_Contents">
      <style:text-properties officeooo:paragraph-rsid="0010b22b"/>
    </style:style>
    <style:style style:name="P11" style:family="paragraph" style:parent-style-name="Table_20_Contents">
      <style:text-properties officeooo:rsid="00117fb0" officeooo:paragraph-rsid="00117fb0"/>
    </style:style>
    <style:style style:name="P12" style:family="paragraph" style:parent-style-name="Table_20_Contents">
      <style:text-properties officeooo:paragraph-rsid="00117fb0"/>
    </style:style>
    <style:style style:name="P13" style:family="paragraph" style:parent-style-name="Table_20_Contents">
      <style:text-properties officeooo:paragraph-rsid="0011e761"/>
    </style:style>
    <style:style style:name="P14" style:family="paragraph" style:parent-style-name="Table_20_Contents">
      <style:text-properties officeooo:rsid="0011fd94" officeooo:paragraph-rsid="0011fd94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6daa"/>
    </style:style>
    <style:style style:name="T4" style:family="text">
      <style:text-properties officeooo:rsid="0010b22b"/>
    </style:style>
    <style:style style:name="T5" style:family="text">
      <style:text-properties officeooo:rsid="00117fb0"/>
    </style:style>
    <style:style style:name="T6" style:family="text">
      <style:text-properties officeooo:rsid="0011e761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2. Herramientas de administración de sistemas de archiv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Adrián de la Torre Rodrígu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">Si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4">No se pueden hacer algunos ejercicios si no es en el aula de prácticas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2.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Para transformar los volúmenes en SA uso: sudo mke2fs -t ext3 /dev/loop0 y sudo mke2fs -t ext4 /dev/loop1</text:p>
            <text:p text:style-name="P8">Para etiquetar los SA's uso: mke2fs -L LABEL_ext3 /dev/loop0 y sudo mke2fs -L LABEL_ext4 /dev/loop1</text:p>
            <text:p text:style-name="P8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a) Se podría conseguir estableciendo un tiempo reducido entre cada vez que se comprueban con la orden: <text:s text:c="2"/>tune2fs -i <text:s/>(tiempo) d|m|w</text:p>
            <text:p text:style-name="P10"><text:span text:style-name="T3">b) Primero <text:s/>se asigna un usuario a un SA con: sudo tune2fs -u username /dev/loop0</text:span></text:p>
            <text:p text:style-name="P10"><text:s text:c="4"/><text:span text:style-name="T4">Después le asignamos los bloques con: sudo tune2fs -r 5 /dev/loop0</text:span></text:p>
          </table:table-cell>
        </table:table-row>
      </table:table>
      <text:p text:style-name="Standard"/>
      <text:p text:style-name="Standard">Mi solución a la <text:span text:style-name="T2">actividad 2.7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8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-<text:span text:style-name="T5">Para mostrar información general: rpm -a, y para mostrar los archivos de un paquete: rpm –filesbypkg</text:span></text:p>
            <text:p text:style-name="P12">-<text:span text:style-name="T5">Para mostrar los archivos de configuración: rpm -c</text:span></text:p>
            <text:p text:style-name="P13">-<text:span text:style-name="T6">Para instalar quota: rpm -i quota-3.17-13.fc14.i686.rpm</text:span></text:p>
            <text:p text:style-name="P13">-<text:span text:style-name="T6">Para instalar sysstat: rpm -i sysstat-9.0.6-3.fc13.i686.rpm y para desinstalarlo: rpm -e sysstat</text:span></text:p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10</text:span> ha sido:</text:p>
      <table:table table:name="Table14" table:style-name="Table14">
        <table:table-column table:style-name="Table14.A"/>
        <text:soft-page-break/>
        <table:table-row>
          <table:table-cell table:style-name="Table1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5</meta:editing-cycles>
    <meta:creation-date>2011-10-05T09:46:35.67</meta:creation-date>
    <meta:editing-duration>PT21H18M46S</meta:editing-duration>
    <meta:generator>LibreOffice/4.2.8.2$Linux_X86_64 LibreOffice_project/420m0$Build-2</meta:generator>
    <dc:date>2015-10-10T19:23:41.162568104</dc:date>
    <meta:print-date>2011-10-06T10:39:21.37</meta:print-date>
    <meta:document-statistic meta:table-count="11" meta:image-count="1" meta:object-count="0" meta:page-count="3" meta:paragraph-count="29" meta:word-count="296" meta:character-count="1828" meta:non-whitespace-character-count="1540"/>
    <meta:user-defined meta:name="Información 1"/>
    <meta:user-defined meta:name="Información 2"/>
    <meta:user-defined meta:name="Información 3"/>
    <meta:user-defined meta:name="Información 4"/>
  </office:meta>
</office:document-meta>
</file>